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15.ttf" manifest:media-type="application/x-font-ttf"/>
  <manifest:file-entry manifest:full-path="Fonts/font14.ttf" manifest:media-type="application/x-font-ttf"/>
  <manifest:file-entry manifest:full-path="Fonts/font12.ttf" manifest:media-type="application/x-font-ttf"/>
  <manifest:file-entry manifest:full-path="Fonts/font9.ttf" manifest:media-type="application/x-font-ttf"/>
  <manifest:file-entry manifest:full-path="Fonts/font11.ttf" manifest:media-type="application/x-font-ttf"/>
  <manifest:file-entry manifest:full-path="Fonts/font7.ttf" manifest:media-type="application/x-font-ttf"/>
  <manifest:file-entry manifest:full-path="Fonts/font13.ttf" manifest:media-type="application/x-font-ttf"/>
  <manifest:file-entry manifest:full-path="Fonts/font8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0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Mangal1" svg:font-family="Mangal"/>
    <style:font-face style:name="Liberation Mono" svg:font-family="'Liberation Mono'" style:font-family-generic="modern" style:font-pitch="fixed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  <svg:font-face-uri xlink:href="Fonts/font13.ttf" xlink:type="simple">
          <svg:font-face-format svg:string="truetype"/>
        </svg:font-face-uri>
      </svg:font-face-src>
    </style:font-face>
    <style:font-face style:name="DejaVu Sans" svg:font-family="'DejaVu Sans'" style:font-family-generic="system" style:font-pitch="variable">
      <svg:font-face-src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</svg:font-face-src>
    </style:font-face>
    <style:font-face style:name="Mangal" svg:font-family="Mangal" style:font-family-generic="system" style:font-pitch="variable"/>
  </office:font-face-decls>
  <office:automatic-styles>
    <style:style style:name="P1" style:family="paragraph" style:parent-style-name="Table_20_Contents">
      <style:text-properties officeooo:rsid="001a99bb" officeooo:paragraph-rsid="001a99bb"/>
    </style:style>
    <style:style style:name="P2" style:family="paragraph" style:parent-style-name="Table_20_Contents">
      <style:paragraph-properties fo:text-align="end" style:justify-single-word="false"/>
      <style:text-properties officeooo:rsid="001a99bb" officeooo:paragraph-rsid="001a99bb"/>
    </style:style>
    <style:style style:name="P3" style:family="paragraph" style:parent-style-name="Table_20_Contents">
      <style:text-properties officeooo:rsid="00208758" officeooo:paragraph-rsid="00208758"/>
    </style:style>
    <style:style style:name="P4" style:family="paragraph" style:parent-style-name="Header">
      <style:text-properties officeooo:rsid="001a99bb" officeooo:paragraph-rsid="001a99bb"/>
    </style:style>
    <style:style style:name="P5" style:family="paragraph" style:parent-style-name="Text_20_body">
      <style:text-properties fo:language="pt" fo:country="BR" officeooo:paragraph-rsid="0020b5a4"/>
    </style:style>
    <style:style style:name="P6" style:family="paragraph" style:parent-style-name="Text_20_body">
      <style:paragraph-properties fo:text-align="justify" style:justify-single-word="false"/>
      <style:text-properties fo:language="pt" fo:country="BR" officeooo:rsid="00227673" officeooo:paragraph-rsid="00227673"/>
    </style:style>
    <style:style style:name="P7" style:family="paragraph" style:parent-style-name="Text_20_body">
      <style:paragraph-properties fo:text-align="justify" style:justify-single-word="false"/>
      <style:text-properties fo:language="pt" fo:country="BR"/>
    </style:style>
    <style:style style:name="P8" style:family="paragraph" style:parent-style-name="Text_20_body">
      <style:paragraph-properties fo:text-align="justify" style:justify-single-word="false"/>
      <style:text-properties fo:language="pt" fo:country="BR" officeooo:paragraph-rsid="00254c52"/>
    </style:style>
    <style:style style:name="P9" style:family="paragraph" style:parent-style-name="Text_20_body">
      <style:text-properties officeooo:paragraph-rsid="0029d8ac"/>
    </style:style>
    <style:style style:name="P10" style:family="paragraph" style:parent-style-name="Text_20_body" style:master-page-name="">
      <loext:graphic-properties draw:fill="solid" draw:fill-color="#eeeeee" draw:opacity="100%" draw:fill-image-width="0cm" draw:fill-image-height="0cm"/>
      <style:paragraph-properties fo:margin-left="1.251cm" fo:margin-right="0cm" fo:line-height="100%" fo:text-indent="0cm" style:auto-text-indent="false" style:page-number="auto" fo:background-color="#eeeeee"/>
      <style:text-properties style:font-name="Liberation Mono" fo:font-size="10.5pt" fo:language="pt" fo:country="BR" officeooo:rsid="00254c52" officeooo:paragraph-rsid="00254c52" fo:background-color="transparent" style:font-size-asian="10.5pt" style:font-size-complex="10.5pt"/>
    </style:style>
    <style:style style:name="P11" style:family="paragraph" style:parent-style-name="Heading_20_1">
      <style:text-properties fo:language="pt" fo:country="BR" officeooo:rsid="0020b5a4" officeooo:paragraph-rsid="0020b5a4"/>
    </style:style>
    <style:style style:name="P12" style:family="paragraph" style:parent-style-name="Heading_20_2">
      <style:paragraph-properties fo:text-align="start" style:justify-single-word="false"/>
      <style:text-properties fo:language="pt" fo:country="BR" officeooo:rsid="00254c52" officeooo:paragraph-rsid="00254c52"/>
    </style:style>
    <style:style style:name="P13" style:family="paragraph" style:parent-style-name="Heading_20_2">
      <style:text-properties fo:language="pt" fo:country="BR" officeooo:paragraph-rsid="00254c52"/>
    </style:style>
    <style:style style:name="P14" style:family="paragraph" style:parent-style-name="Heading_20_2">
      <style:text-properties officeooo:rsid="0029d8ac" officeooo:paragraph-rsid="0029d8ac"/>
    </style:style>
    <style:style style:name="P15" style:family="paragraph" style:parent-style-name="Footnote">
      <style:text-properties officeooo:rsid="00254c52" officeooo:paragraph-rsid="00254c52"/>
    </style:style>
    <style:style style:name="T1" style:family="text">
      <style:text-properties officeooo:rsid="00254c52"/>
    </style:style>
    <style:style style:name="T2" style:family="text">
      <style:text-properties officeooo:rsid="0025e21c"/>
    </style:style>
    <style:style style:name="T3" style:family="text">
      <style:text-properties officeooo:rsid="0027ce26"/>
    </style:style>
    <style:style style:name="T4" style:family="text">
      <style:text-properties fo:color="#3333ff"/>
    </style:style>
    <style:style style:name="T5" style:family="text">
      <style:text-properties fo:color="#333333"/>
    </style:style>
    <style:style style:name="T6" style:family="text">
      <style:text-properties fo:color="#801900"/>
    </style:style>
    <style:style style:name="T7" style:family="text">
      <style:text-properties fo:color="#009933" officeooo:rsid="0025e21c"/>
    </style:style>
    <style:style style:name="T8" style:family="text">
      <style:text-properties fo:color="#666633"/>
    </style:style>
    <style:style style:name="T9" style:family="text">
      <style:text-properties officeooo:rsid="0029d8ac"/>
    </style:style>
    <style:style style:name="T10" style:family="text">
      <style:text-properties officeooo:rsid="002b10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Tinkerscript<text:line-break/>Linguagem de programação para um RPG</text:h>
      <text:p text:style-name="P5"/>
      <text:p text:style-name="P6"><text:tab/>Esse trabalho descreve, brevemente, a implementação da linguagem de programação Tinkerscript para o trabalho da <text:span text:style-name="T3">disciplina</text:span> Estrutura de Dados II.</text:p>
      <text:h text:style-name="P12" text:outline-level="2">A linguagem</text:h>
      <text:p text:style-name="P7"><text:tab/><text:span text:style-name="T1">O objetivo era implementar uma linguagem de programação para deixar o jogo asw.rpg1</text:span><text:span text:style-name="T1"><text:note text:id="ftn0" text:note-class="footnote"><text:note-citation>1</text:note-citation><text:note-body><text:p text:style-name="P15"><text:span text:style-name="T10">&lt;</text:span><text:a xlink:type="simple" xlink:href="https://github.com/awvalenti/arquiteturadesoftware" text:style-name="Internet_20_link" text:visited-style-name="Visited_20_Internet_20_Link">https://github.com/awvalenti/arquiteturadesoftware</text:a><text:span text:style-name="T10">&gt;</text:span></text:p></text:note-body></text:note></text:span><text:span text:style-name="T1"> da disciplina de Arquitetura de Software para que as fases do jogo tivessem um pouco mais de dinamismo. Para isso, definimos uma linguagem que é simples o bastante para permitir fases de jogo dinâmicas.</text:span></text:p>
      <text:p text:style-name="P10"><text:span text:style-name="T4">inicio:</text:span><text:line-break/> <text:s/><text:span text:style-name="T5">numero_de_passos</text:span> = <text:span text:style-name="T6">0</text:span><text:line-break/> <text:s/><text:span text:style-name="T5">urtiga?</text:span> = <text:span text:style-name="T6">não</text:span><text:line-break/><text:line-break/><text:span text:style-name="T8">* <text:s/>* <text:s/></text:span><text:span text:style-name="T4">:</text:span> <text:span text:style-name="T5">numero_de_passos</text:span> += <text:span text:style-name="T6">1</text:span><text:line-break/><text:span text:style-name="T8">URTIGA</text:span><text:span text:style-name="T4">:</text:span> ativar_urtiga(), <text:span text:style-name="T5">urtiga?</text:span> = <text:span text:style-name="T6">sim</text:span><text:line-break/><text:span text:style-name="T8">12 32 </text:span><text:span text:style-name="T4">:</text:span> <text:span text:style-name="T4">se</text:span> urtiga? <text:span text:style-name="T4">entao</text:span> <text:span text:style-name="T2">mensagem(</text:span><text:span text:style-name="T7">“urtiga está ativado”</text:span><text:span text:style-name="T2">)</text:span></text:p>
      <text:h text:style-name="P13" text:outline-level="2"><text:span text:style-name="T1">O compilador</text:span></text:h>
      <text:p text:style-name="P8"><text:tab/><text:span text:style-name="T3">Para aplicar os conhecimentos da disciplina de Estrutura de Dados II, decidimos fazer todo o processo “front-end” do compilador, sem outros softwares. Para isso, dividimos o compilador em três fases: Análise Léxica; Análise Sintática e Análise Semântica. Durante essas fases, utilizamos as estruturas estudas para o desenvolvimento, desde lista ligada à árvores.</text:span></text:p>
      <text:h text:style-name="P14" text:outline-level="2">O jogo</text:h>
      <text:p text:style-name="P9"><text:tab/><text:span text:style-name="T9">A integração entre o Tinkerscript e o asw.rpg1 foi possível junto com a implementação de fases no jogo. Desta forma, fica mais fácil a definição de qual script deve ser executado quando se tem vários arquivo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="none"/>
    </style:style>
    <style:style style:name="MP1" style:family="paragraph" style:parent-style-name="Table_20_Contents">
      <style:text-properties officeooo:rsid="001a99bb" officeooo:paragraph-rsid="001a99bb"/>
    </style:style>
    <style:style style:name="MP2" style:family="paragraph" style:parent-style-name="Table_20_Contents">
      <style:paragraph-properties fo:text-align="end" style:justify-single-word="false"/>
      <style:text-properties officeooo:rsid="001a99bb" officeooo:paragraph-rsid="001a99bb"/>
    </style:style>
    <style:style style:name="MP3" style:family="paragraph" style:parent-style-name="Table_20_Contents">
      <style:text-properties officeooo:rsid="00208758" officeooo:paragraph-rsid="00208758"/>
    </style:style>
    <style:style style:name="MP4" style:family="paragraph" style:parent-style-name="Header">
      <style:text-properties officeooo:rsid="001a99bb" officeooo:paragraph-rsid="001a99bb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49cm" style:shadow="none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MP1">Trabalho 1</text:p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MP2">Daniel Teixeira – 135026-9</text:p>
            </table:table-cell>
          </table:table-row>
          <table:table-row>
            <table:table-cell table:style-name="Table1.A1" office:value-type="string">
              <text:p text:style-name="MP3">Estrutura de Dados II</text:p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MP2">Oliver Pimentel – 140023-1</text:p>
            </table:table-cell>
          </table:table-row>
          <table:table-row>
            <table:table-cell table:style-name="Table1.A1" office:value-type="string">
              <text:p text:style-name="MP1">IFSP Campinas</text:p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2T18:18:38.496298134</meta:creation-date>
    <dc:date>2015-06-23T00:29:54.003743694</dc:date>
    <meta:editing-duration>PT1H11M47S</meta:editing-duration>
    <meta:editing-cycles>15</meta:editing-cycles>
    <meta:generator>LibreOffice/4.4.3.2$Linux_X86_64 LibreOffice_project/40m0$Build-2</meta:generator>
    <meta:document-statistic meta:table-count="1" meta:image-count="0" meta:object-count="0" meta:page-count="1" meta:paragraph-count="15" meta:word-count="210" meta:character-count="1407" meta:non-whitespace-character-count="1198"/>
  </office:meta>
</office:document-meta>
</file>